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201in" fo:border-left="none" fo:border-right="none" fo:border-top="none" fo:border-bottom="0.05pt solid #000000" style:writing-mode="page"/>
    </style:style>
    <style:style style:name="Table2.A2" style:family="table-cell">
      <style:table-cell-properties fo:padding="0in" fo:border="none" style:writing-mode="page"/>
    </style:style>
    <style:style style:name="P1" style:family="paragraph" style:parent-style-name="Standard">
      <style:paragraph-properties fo:text-align="center" style:justify-single-word="false"/>
      <style:text-properties style:font-name="Arial" officeooo:rsid="0001b55c" officeooo:paragraph-rsid="0001b55c"/>
    </style:style>
    <style:style style:name="P2" style:family="paragraph" style:parent-style-name="Standard">
      <style:paragraph-properties fo:text-align="start" style:justify-single-word="false"/>
      <style:text-properties style:font-name="Arial" officeooo:rsid="0001b55c" officeooo:paragraph-rsid="0001b55c"/>
    </style:style>
    <style:style style:name="P3" style:family="paragraph" style:parent-style-name="Standard">
      <style:paragraph-properties fo:text-align="justify" style:justify-single-word="false"/>
      <style:text-properties style:font-name="Arial" officeooo:rsid="0001b55c" officeooo:paragraph-rsid="000dcf59"/>
    </style:style>
    <style:style style:name="P4" style:family="paragraph" style:parent-style-name="Standard">
      <style:paragraph-properties fo:text-align="justify" style:justify-single-word="false"/>
      <style:text-properties style:font-name="Arial" officeooo:rsid="0001b55c" officeooo:paragraph-rsid="0001b55c"/>
    </style:style>
    <style:style style:name="P5" style:family="paragraph" style:parent-style-name="Standard">
      <style:paragraph-properties fo:text-align="justify" style:justify-single-word="false"/>
      <style:text-properties style:font-name="Arial" officeooo:rsid="0012643c" officeooo:paragraph-rsid="0012643c"/>
    </style:style>
    <style:style style:name="P6" style:family="paragraph" style:parent-style-name="Standard">
      <style:paragraph-properties fo:text-align="start" style:justify-single-word="false"/>
      <style:text-properties style:font-name="Arial" officeooo:rsid="0012643c" officeooo:paragraph-rsid="0012643c"/>
    </style:style>
    <style:style style:name="P7" style:family="paragraph" style:parent-style-name="Standard">
      <style:paragraph-properties fo:text-align="center" style:justify-single-word="false"/>
      <style:text-properties style:font-name="Arial" officeooo:rsid="0030dcf6" officeooo:paragraph-rsid="0030dcf6"/>
    </style:style>
    <style:style style:name="P8" style:family="paragraph" style:parent-style-name="Standard">
      <style:paragraph-properties fo:text-align="start" style:justify-single-word="false"/>
      <style:text-properties style:font-name="Arial" officeooo:rsid="00333187" officeooo:paragraph-rsid="00333187"/>
    </style:style>
    <style:style style:name="P9"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333187" officeooo:paragraph-rsid="00758492"/>
    </style:style>
    <style:style style:name="P10" style:family="paragraph" style:parent-style-name="Standard">
      <style:paragraph-properties fo:text-align="start" style:justify-single-word="false"/>
      <style:text-properties style:font-name="Arial" officeooo:rsid="003e3d31" officeooo:paragraph-rsid="003e3d31"/>
    </style:style>
    <style:style style:name="P11" style:family="paragraph" style:parent-style-name="Standard">
      <style:paragraph-properties fo:text-align="start" style:justify-single-word="false"/>
      <style:text-properties style:font-name="Arial" officeooo:rsid="003eee28" officeooo:paragraph-rsid="003eee28"/>
    </style:style>
    <style:style style:name="P12" style:family="paragraph" style:parent-style-name="Standard" style:master-page-name="">
      <loext:graphic-properties draw:fill="none"/>
      <style:paragraph-properties fo:margin-left="0.3118in" fo:margin-right="0in" fo:text-align="start" style:justify-single-word="false" fo:text-indent="0in" style:auto-text-indent="false" style:page-number="auto" fo:background-color="transparent"/>
      <style:text-properties style:font-name="Arial" officeooo:rsid="004026b4" officeooo:paragraph-rsid="004026b4"/>
    </style:style>
    <style:style style:name="P13"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026b4" officeooo:paragraph-rsid="004026b4"/>
    </style:style>
    <style:style style:name="P14"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188e6" officeooo:paragraph-rsid="004026b4"/>
    </style:style>
    <style:style style:name="P15"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31f8f" officeooo:paragraph-rsid="00431f8f"/>
    </style:style>
    <style:style style:name="P16"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5004f" officeooo:paragraph-rsid="0045004f"/>
    </style:style>
    <style:style style:name="P17"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5adf2" officeooo:paragraph-rsid="0045adf2"/>
    </style:style>
    <style:style style:name="P18"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6dfff" officeooo:paragraph-rsid="0046dfff"/>
    </style:style>
    <style:style style:name="P19" style:family="paragraph" style:parent-style-name="Standard">
      <style:paragraph-properties fo:text-align="start" style:justify-single-word="false"/>
      <style:text-properties style:font-name="Arial" officeooo:rsid="0046dfff" officeooo:paragraph-rsid="0046dfff"/>
    </style:style>
    <style:style style:name="P20" style:family="paragraph" style:parent-style-name="Standard">
      <style:paragraph-properties fo:text-align="center" style:justify-single-word="false"/>
      <style:text-properties style:font-name="Arial" officeooo:rsid="00491fd6" officeooo:paragraph-rsid="00491fd6"/>
    </style:style>
    <style:style style:name="P21" style:family="paragraph" style:parent-style-name="Standard">
      <style:paragraph-properties fo:text-align="start" style:justify-single-word="false"/>
      <style:text-properties style:font-name="Arial" officeooo:rsid="00491fd6" officeooo:paragraph-rsid="00491fd6"/>
    </style:style>
    <style:style style:name="P22" style:family="paragraph" style:parent-style-name="Standard">
      <style:paragraph-properties fo:text-align="start" style:justify-single-word="false"/>
      <style:text-properties style:font-name="Arial" officeooo:rsid="00491fd6" officeooo:paragraph-rsid="008c3d43"/>
    </style:style>
    <style:style style:name="P23" style:family="paragraph" style:parent-style-name="Standard">
      <style:paragraph-properties fo:text-align="start" style:justify-single-word="false"/>
      <style:text-properties style:font-name="Arial" officeooo:rsid="0054a2f2" officeooo:paragraph-rsid="0054a2f2"/>
    </style:style>
    <style:style style:name="P24" style:family="paragraph" style:parent-style-name="Standard">
      <style:paragraph-properties fo:text-align="center" style:justify-single-word="false"/>
      <style:text-properties style:font-name="Arial" officeooo:rsid="0054a2f2" officeooo:paragraph-rsid="00598143"/>
    </style:style>
    <style:style style:name="P25" style:family="paragraph" style:parent-style-name="Standard">
      <style:paragraph-properties fo:text-align="center" style:justify-single-word="false"/>
      <style:text-properties style:font-name="Arial" officeooo:rsid="00564a2c" officeooo:paragraph-rsid="00598143"/>
    </style:style>
    <style:style style:name="P26" style:family="paragraph" style:parent-style-name="Standard">
      <style:paragraph-properties fo:text-align="center" style:justify-single-word="false"/>
      <style:text-properties style:font-name="Arial" officeooo:rsid="00564a2c" officeooo:paragraph-rsid="005c5fb0"/>
    </style:style>
    <style:style style:name="P27" style:family="paragraph" style:parent-style-name="Standard">
      <style:paragraph-properties fo:text-align="start" style:justify-single-word="false"/>
      <style:text-properties style:font-name="Arial" officeooo:rsid="00564a2c" officeooo:paragraph-rsid="00564a2c"/>
    </style:style>
    <style:style style:name="P28" style:family="paragraph" style:parent-style-name="Standard">
      <style:paragraph-properties fo:text-align="center" style:justify-single-word="false"/>
      <style:text-properties style:font-name="Arial" officeooo:rsid="0060db58" officeooo:paragraph-rsid="0060db58"/>
    </style:style>
    <style:style style:name="P29" style:family="paragraph" style:parent-style-name="Standard">
      <style:paragraph-properties fo:text-align="center" style:justify-single-word="false"/>
      <style:text-properties style:font-name="Arial" officeooo:rsid="00648d56" officeooo:paragraph-rsid="00648d56"/>
    </style:style>
    <style:style style:name="P30" style:family="paragraph" style:parent-style-name="Standard">
      <style:paragraph-properties fo:text-align="start" style:justify-single-word="false"/>
      <style:text-properties style:font-name="Arial" officeooo:rsid="0065c443" officeooo:paragraph-rsid="0065c443"/>
    </style:style>
    <style:style style:name="P31" style:family="paragraph" style:parent-style-name="Standard">
      <style:paragraph-properties fo:text-align="start" style:justify-single-word="false"/>
      <style:text-properties style:font-name="Arial" officeooo:rsid="006ab235" officeooo:paragraph-rsid="006ab235"/>
    </style:style>
    <style:style style:name="P32" style:family="paragraph" style:parent-style-name="Standard">
      <style:paragraph-properties fo:text-align="justify" style:justify-single-word="false"/>
      <style:text-properties style:font-name="Arial" officeooo:rsid="006ab235" officeooo:paragraph-rsid="006ab235"/>
    </style:style>
    <style:style style:name="P33" style:family="paragraph" style:parent-style-name="Standard">
      <style:paragraph-properties fo:text-align="start" style:justify-single-word="false"/>
      <style:text-properties style:font-name="Arial" officeooo:rsid="006cdffc" officeooo:paragraph-rsid="006cdffc"/>
    </style:style>
    <style:style style:name="P34" style:family="paragraph" style:parent-style-name="Table_20_Contents">
      <style:paragraph-properties fo:text-align="start" style:justify-single-word="false"/>
      <style:text-properties style:font-name="Arial"/>
    </style:style>
    <style:style style:name="P35" style:family="paragraph" style:parent-style-name="Table_20_Contents">
      <style:paragraph-properties fo:text-align="start" style:justify-single-word="false"/>
      <style:text-properties style:font-name="Arial" officeooo:rsid="00673d82" officeooo:paragraph-rsid="00673d82"/>
    </style:style>
    <style:style style:name="P36" style:family="paragraph" style:parent-style-name="Table_20_Contents">
      <style:paragraph-properties fo:text-align="start" style:justify-single-word="false"/>
      <style:text-properties style:font-name="Arial" officeooo:rsid="00683b51" officeooo:paragraph-rsid="00683b51"/>
    </style:style>
    <style:style style:name="P37" style:family="paragraph" style:parent-style-name="Table_20_Contents">
      <style:paragraph-properties fo:text-align="start" style:justify-single-word="false"/>
      <style:text-properties style:font-name="Arial" officeooo:rsid="00683fd7" officeooo:paragraph-rsid="00683fd7"/>
    </style:style>
    <style:style style:name="P38" style:family="paragraph" style:parent-style-name="Standard" style:master-page-name="">
      <loext:graphic-properties draw:fill="none"/>
      <style:paragraph-properties fo:margin-left="0.3118in" fo:margin-right="0in" fo:text-align="start" style:justify-single-word="false" fo:text-indent="0in" style:auto-text-indent="false" style:page-number="auto" fo:background-color="transparent"/>
      <style:text-properties style:font-name="Arial" officeooo:rsid="0033f8f9" officeooo:paragraph-rsid="00758492"/>
    </style:style>
    <style:style style:name="P39"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3a2111" officeooo:paragraph-rsid="00758492"/>
    </style:style>
    <style:style style:name="P40"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3e3d31" officeooo:paragraph-rsid="00758492"/>
    </style:style>
    <style:style style:name="P41"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style:font-name="Arial" officeooo:rsid="00426639" officeooo:paragraph-rsid="004026b4"/>
    </style:style>
    <style:style style:name="P42" style:family="paragraph" style:parent-style-name="Standard">
      <style:paragraph-properties fo:text-align="start" style:justify-single-word="false"/>
      <style:text-properties style:font-name="Arial" officeooo:rsid="00491fd6" officeooo:paragraph-rsid="0053b491"/>
    </style:style>
    <style:style style:name="P43" style:family="paragraph" style:parent-style-name="Standard">
      <style:paragraph-properties fo:text-align="start" style:justify-single-word="false"/>
      <style:text-properties style:font-name="Arial" officeooo:rsid="0054a2f2" officeooo:paragraph-rsid="0054a2f2"/>
    </style:style>
    <style:style style:name="P44" style:family="paragraph" style:parent-style-name="Standard">
      <style:paragraph-properties fo:text-align="center" style:justify-single-word="false"/>
      <style:text-properties style:font-name="Arial" style:text-underline-style="none" officeooo:rsid="006085dc" officeooo:paragraph-rsid="006085dc"/>
    </style:style>
    <style:style style:name="P45" style:family="paragraph" style:parent-style-name="Standard">
      <style:paragraph-properties fo:text-align="start" style:justify-single-word="false"/>
      <style:text-properties style:font-name="Arial" officeooo:rsid="0065c443" officeooo:paragraph-rsid="0065c443"/>
    </style:style>
    <style:style style:name="P46" style:family="paragraph" style:parent-style-name="Standard">
      <style:paragraph-properties fo:text-align="start" style:justify-single-word="false"/>
      <style:text-properties style:font-name="Arial" officeooo:rsid="006ab235" officeooo:paragraph-rsid="006ab235"/>
    </style:style>
    <style:style style:name="P47" style:family="paragraph" style:parent-style-name="Standard">
      <style:paragraph-properties fo:text-align="start" style:justify-single-word="false"/>
      <style:text-properties style:font-name="Arial" fo:font-style="normal" style:text-underline-style="none" officeooo:rsid="006cdffc" officeooo:paragraph-rsid="006cdffc" style:font-style-asian="normal" style:font-style-complex="normal"/>
    </style:style>
    <style:style style:name="T1" style:family="text">
      <style:text-properties officeooo:rsid="00028078"/>
    </style:style>
    <style:style style:name="T2" style:family="text">
      <style:text-properties officeooo:rsid="0002a0df"/>
    </style:style>
    <style:style style:name="T3" style:family="text">
      <style:text-properties officeooo:rsid="00030b27"/>
    </style:style>
    <style:style style:name="T4" style:family="text">
      <style:text-properties officeooo:rsid="00042946"/>
    </style:style>
    <style:style style:name="T5" style:family="text">
      <style:text-properties officeooo:rsid="000508a4"/>
    </style:style>
    <style:style style:name="T6" style:family="text">
      <style:text-properties officeooo:rsid="000617fe"/>
    </style:style>
    <style:style style:name="T7" style:family="text">
      <style:text-properties officeooo:rsid="000640f8"/>
    </style:style>
    <style:style style:name="T8" style:family="text">
      <style:text-properties officeooo:rsid="00080a89"/>
    </style:style>
    <style:style style:name="T9" style:family="text">
      <style:text-properties officeooo:rsid="000c5cb9"/>
    </style:style>
    <style:style style:name="T10" style:family="text">
      <style:text-properties officeooo:rsid="000dcf59"/>
    </style:style>
    <style:style style:name="T11" style:family="text">
      <style:text-properties officeooo:rsid="000f6a39"/>
    </style:style>
    <style:style style:name="T12" style:family="text">
      <style:text-properties officeooo:rsid="00109a28"/>
    </style:style>
    <style:style style:name="T13" style:family="text">
      <style:text-properties officeooo:rsid="0014480e"/>
    </style:style>
    <style:style style:name="T14" style:family="text">
      <style:text-properties officeooo:rsid="00158e35"/>
    </style:style>
    <style:style style:name="T15" style:family="text">
      <style:text-properties officeooo:rsid="00186e12"/>
    </style:style>
    <style:style style:name="T16" style:family="text">
      <style:text-properties officeooo:rsid="00186ecd"/>
    </style:style>
    <style:style style:name="T17" style:family="text">
      <style:text-properties officeooo:rsid="0019444c"/>
    </style:style>
    <style:style style:name="T18" style:family="text">
      <style:text-properties fo:font-weight="bold" officeooo:rsid="0019444c" style:font-weight-asian="bold" style:font-weight-complex="bold"/>
    </style:style>
    <style:style style:name="T19" style:family="text">
      <style:text-properties officeooo:rsid="001a6254"/>
    </style:style>
    <style:style style:name="T20" style:family="text">
      <style:text-properties officeooo:rsid="001cfc59"/>
    </style:style>
    <style:style style:name="T21" style:family="text">
      <style:text-properties officeooo:rsid="001d2639"/>
    </style:style>
    <style:style style:name="T22" style:family="text">
      <style:text-properties officeooo:rsid="00217e40"/>
    </style:style>
    <style:style style:name="T23" style:family="text">
      <style:text-properties officeooo:rsid="0026f185"/>
    </style:style>
    <style:style style:name="T24" style:family="text">
      <style:text-properties officeooo:rsid="0027f7dd"/>
    </style:style>
    <style:style style:name="T25" style:family="text">
      <style:text-properties officeooo:rsid="00298e5d"/>
    </style:style>
    <style:style style:name="T26" style:family="text">
      <style:text-properties officeooo:rsid="002b5b0a"/>
    </style:style>
    <style:style style:name="T27" style:family="text">
      <style:text-properties officeooo:rsid="002cfb2d"/>
    </style:style>
    <style:style style:name="T28" style:family="text">
      <style:text-properties officeooo:rsid="002e3a46"/>
    </style:style>
    <style:style style:name="T29" style:family="text">
      <style:text-properties officeooo:rsid="0033f8f9"/>
    </style:style>
    <style:style style:name="T30" style:family="text">
      <style:text-properties officeooo:rsid="0035a940"/>
    </style:style>
    <style:style style:name="T31" style:family="text">
      <style:text-properties officeooo:rsid="0038abcd"/>
    </style:style>
    <style:style style:name="T32" style:family="text">
      <style:text-properties officeooo:rsid="003c1956"/>
    </style:style>
    <style:style style:name="T33" style:family="text">
      <style:text-properties officeooo:rsid="003cd6c6"/>
    </style:style>
    <style:style style:name="T34" style:family="text">
      <style:text-properties officeooo:rsid="004155be"/>
    </style:style>
    <style:style style:name="T35" style:family="text">
      <style:text-properties officeooo:rsid="004483fa"/>
    </style:style>
    <style:style style:name="T36" style:family="text">
      <style:text-properties officeooo:rsid="00449956"/>
    </style:style>
    <style:style style:name="T37" style:family="text">
      <style:text-properties officeooo:rsid="0046dfff"/>
    </style:style>
    <style:style style:name="T38" style:family="text">
      <style:text-properties officeooo:rsid="00472122"/>
    </style:style>
    <style:style style:name="T39" style:family="text">
      <style:text-properties officeooo:rsid="004a4d81"/>
    </style:style>
    <style:style style:name="T40" style:family="text">
      <style:text-properties officeooo:rsid="004b7da6"/>
    </style:style>
    <style:style style:name="T41" style:family="text">
      <style:text-properties style:text-underline-style="none"/>
    </style:style>
    <style:style style:name="T42" style:family="text">
      <style:text-properties style:text-underline-style="none" officeooo:rsid="004d1eda"/>
    </style:style>
    <style:style style:name="T43" style:family="text">
      <style:text-properties style:text-underline-style="none" officeooo:rsid="00507ab8"/>
    </style:style>
    <style:style style:name="T44" style:family="text">
      <style:text-properties style:text-underline-style="none" officeooo:rsid="00517f6d"/>
    </style:style>
    <style:style style:name="T45" style:family="text">
      <style:text-properties style:text-underline-style="none" officeooo:rsid="00521a6f"/>
    </style:style>
    <style:style style:name="T46" style:family="text">
      <style:text-properties style:text-underline-style="none" fo:font-weight="normal" officeooo:rsid="00507ab8" style:font-weight-asian="normal" style:font-weight-complex="normal"/>
    </style:style>
    <style:style style:name="T47" style:family="text">
      <style:text-properties officeooo:rsid="005d080b"/>
    </style:style>
    <style:style style:name="T48" style:family="text">
      <style:text-properties officeooo:rsid="0061bb10"/>
    </style:style>
    <style:style style:name="T49" style:family="text">
      <style:text-properties fo:font-style="italic" officeooo:rsid="00662bcc" style:font-style-asian="italic" style:font-style-complex="italic"/>
    </style:style>
    <style:style style:name="T50" style:family="text">
      <style:text-properties fo:font-style="italic" officeooo:rsid="006ae8b4"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662bcc" style:font-style-asian="normal" style:font-style-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6ae8b4" style:font-style-asian="normal" style:font-style-complex="normal"/>
    </style:style>
    <style:style style:name="T55" style:family="text">
      <style:text-properties fo:font-style="normal" style:text-underline-style="none" officeooo:rsid="006c7b25" style:font-style-asian="normal" style:font-style-complex="normal"/>
    </style:style>
    <style:style style:name="T56" style:family="text">
      <style:text-properties officeooo:rsid="008080d7"/>
    </style:style>
    <style:style style:name="T57" style:family="text">
      <style:text-properties officeooo:rsid="0084cf2d"/>
    </style:style>
    <style:style style:name="T58" style:family="text">
      <style:text-properties officeooo:rsid="009580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MEMORANDUM OF AGREEMENT</text:p>
      <text:p text:style-name="P1"/>
      <text:p text:style-name="P1"/>
      <text:p text:style-name="P1"/>
      <text:p text:style-name="P2">KNOW ALL MEN BY THESE PRESENTS:</text:p>
      <text:p text:style-name="P2"/>
      <text:p text:style-name="P2"/>
      <text:p text:style-name="P2">This Memorandum of Agreement made and entered into by and between:</text:p>
      <text:p text:style-name="P2"/>
      <text:p text:style-name="P2"/>
      <text:p text:style-name="P2"/>
      <text:p text:style-name="P3"><text:tab/><text:span text:style-name="T1">Philippine National IT Standards Foundation, Inc. formerly known as Japanese IT Standards Examination of the Philippines Foundation, Inc. (JITSE Phil.), a non-stock, non-profit, non-government organization, duly organized and existing under the Laws of the Philippines, with principal office address at Rm 304 FMSG Building, # 09 Balete Drive, Near </text:span><text:span text:style-name="T2">Manila, Quezon City, </text:span><text:span text:style-name="T3">and represented herein by its President, AKO</text:span><text:span text:style-name="T10">L, Ma. Corazon M.</text:span><text:span text:style-name="T3">, and hereinafter referred as “PhilNITS”</text:span></text:p>
      <text:p text:style-name="P2"/>
      <text:p text:style-name="P2"/>
      <text:p text:style-name="P1">-<text:span text:style-name="T4">and-</text:span></text:p>
      <text:p text:style-name="P1"/>
      <text:p text:style-name="P1"/>
      <text:p text:style-name="P4"><text:tab/><text:span text:style-name="T5">Usbong I.T. Solutions, with office </text:span><text:span text:style-name="T6">and postal address at #2 E. Manalo St., Sto. Niño, Marikina City, 1800, Philippines, </text:span><text:span text:style-name="T7">represented herein by its owner, </text:span><text:span text:style-name="T8">SYSON, </text:span><text:span text:style-name="T9">Michael B</text:span><text:span text:style-name="T8">. </text:span><text:span text:style-name="T11">and hereinafter referred to as “USBONG”</text:span></text:p>
      <text:p text:style-name="P2"/>
      <text:p text:style-name="P2"/>
      <text:p text:style-name="P1">-<text:span text:style-name="T12">WITNESSED THAT-</text:span></text:p>
      <text:p text:style-name="P1"/>
      <text:p text:style-name="P1"/>
      <text:p text:style-name="P5"><text:tab/>WHEREAS, PhilNITS promotes IT (Information Technology) Cooperation between the Philippines and Japan especially in the development of IT-proficient human resource and business alliance with the private sector;</text:p>
      <text:p text:style-name="P6"/>
      <text:p text:style-name="P5"><text:tab/><text:span text:style-name="T13">WHEREAS, in pursuance of the foregoing, PhilNITS collaborates with Japan’s Ministry of Economy, Trade &amp; Industry (METI) </text:span><text:span text:style-name="T14">in IT Human Resource Development Programs through the implementation of Certification Programs for IT Professionals;</text:span></text:p>
      <text:p text:style-name="P6"/>
      <text:p text:style-name="P5"><text:tab/><text:span text:style-name="T15">WHEREAS, PhilNITS and the Japan IT Engineer’s Examination Center, also known as JITEC have signed a Mutual Recognition Agreement (MRA) for the Mutual </text:span><text:span text:style-name="T16">Certification of Skill Standards for IT Engineers;</text:span></text:p>
      <text:p text:style-name="P6"/>
      <text:p text:style-name="P5"><text:tab/><text:span text:style-name="T17">WHEREAS, </text:span><text:span text:style-name="T18">USBONG</text:span><text:span text:style-name="T17">, </text:span><text:span text:style-name="T19">a sole </text:span><text:span text:style-name="T20">proprietorship </text:span><text:span text:style-name="T21">business </text:span><text:span text:style-name="T23">duly </text:span><text:span text:style-name="T21">registered </text:span><text:span text:style-name="T22">with the Department of Trade and Industry (DTI), </text:span><text:span text:style-name="T24">develops and maintains </text:span><text:span text:style-name="T25">excellence in IT education, by integrating the Japanese Information Technology Standards being implemented by PhilNITS in the curricula of its IT-related training courses.</text:span></text:p>
      <text:p text:style-name="P6"/>
      <text:p text:style-name="P5"><text:tab/><text:span text:style-name="T26">WHEREAS, USBONG is willing to support the projects and initiatives of PhilNITS to uplift human lives, particularly in the Philippine context.</text:span></text:p>
      <text:p text:style-name="P5"/>
      <text:p text:style-name="P5"><text:tab/><text:span text:style-name="T26">NOW THEREFORE, for and in consideration of the foregoing premises and of other </text:span><text:span text:style-name="T27">covenants and agreements hereinafter set forth, PhilNITS and USBONG, </text:span><text:span text:style-name="T28">hereby enter into this Memorandum of Agreement, under the following terms and conditions:</text:span></text:p>
      <text:p text:style-name="P6"/>
      <text:p text:style-name="P6"/>
      <text:p text:style-name="P6"/>
      <text:p text:style-name="P6"/>
      <text:p text:style-name="P6"/>
      <text:p text:style-name="P6"/>
      <text:p text:style-name="P6"/>
      <text:p text:style-name="P6"/>
      <text:p text:style-name="P6"/>
      <text:p text:style-name="P6"><text:soft-page-break/></text:p>
      <text:p text:style-name="P7">ARTICLE 1</text:p>
      <text:p text:style-name="P7"/>
      <text:p text:style-name="P7">SCOPE OF SERVICE</text:p>
      <text:p text:style-name="P7"/>
      <text:p text:style-name="P8">Section 1. PhilNITS shall:</text:p>
      <text:p text:style-name="P8"/>
      <text:p text:style-name="P38">i.) Give recognition and support to USBONG as a PhilNITS-Certified Partner in adopting and integrating the PhilNITS standards in its Human and Community Development IT Training curriculum.</text:p>
      <text:p text:style-name="P9"/>
      <text:p text:style-name="P9"><text:span text:style-name="T29">ii.) </text:span><text:span text:style-name="T30">Provide the PhilNITS Curriculum Guide to USBONG to serve as the implementing guidelines in enhancing its IT Curriculum.</text:span></text:p>
      <text:p text:style-name="P9"/>
      <text:p text:style-name="P9"><text:span text:style-name="T30">iii.) </text:span><text:span text:style-name="T31">Make available to USBONG trainees the PhilNITS textbooks and Exam Preparation Books for use in PhilNITS-related subjects.</text:span></text:p>
      <text:p text:style-name="P9"/>
      <text:p text:style-name="P39">iv.) Provide available sample problems, exercises, presentation slides and other materials to aid in implementing the PhilNITS standards curriculum.</text:p>
      <text:p text:style-name="P9"/>
      <text:p text:style-name="P9"><text:span text:style-name="T32">v.) </text:span><text:span text:style-name="T33">Provide assistance at all times in undertaking independent PhilNITS review classes for USBONG trainees as well as other</text:span><text:span text:style-name="T56">s</text:span><text:span text:style-name="T33"> who are interested.</text:span></text:p>
      <text:p text:style-name="P9"/>
      <text:p text:style-name="P40">vi.) Help identify teachers for USBONG.</text:p>
      <text:p text:style-name="P10"/>
      <text:p text:style-name="P11">Section 2. USBONG shall:</text:p>
      <text:p text:style-name="P11"/>
      <text:p text:style-name="P12">i.) <text:span text:style-name="T34">Implement the PhilNITS Standards curriculum based on the guidelines established by PhilNITS.</text:span></text:p>
      <text:p text:style-name="P13"/>
      <text:p text:style-name="P14">ii.) Use the PhilNITS textbooks as the official reference book in PhilNITS-related subjects.</text:p>
      <text:p text:style-name="P14"/>
      <text:p text:style-name="P41">Promote and facilitate the acquisition of PhilNITS textbooks from PhilNITS for interested trainees, employees, and partners for volume purchases of at least 30 sets of books.</text:p>
      <text:p text:style-name="P14"/>
      <text:p text:style-name="P15">iii.<text:span text:style-name="T35">) </text:span><text:span text:style-name="T36">Safeguard the intellectual property rights of the textbooks to the extent feasible.</text:span></text:p>
      <text:p text:style-name="P15"/>
      <text:p text:style-name="P16">iv.) Provide feedback in making the textbooks applicable with respect to Philippine Laws.</text:p>
      <text:p text:style-name="P16"/>
      <text:p text:style-name="P16">v.) Encourage the graduating class of the IT training courses to take the PhilNITS certification exams to strengthen the quality of IT human resources and development in the Philippines.</text:p>
      <text:p text:style-name="P16"/>
      <text:p text:style-name="P17">vi.) <text:span text:style-name="T37">Encourage teachers to take the PhilNITS exams to enable them to confidently impart the standard to the trainees, employees, and partners.</text:span></text:p>
      <text:p text:style-name="P17"/>
      <text:p text:style-name="P18">vii.) <text:span text:style-name="T38">Will be recognized as a PhilNITS Human and Community Development IT Training Center in the Philippines.</text:span></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p>
      <text:p text:style-name="P20">ARTICLE II</text:p>
      <text:p text:style-name="P20"/>
      <text:p text:style-name="P20">EFFECTIVITY AND TERMINATION</text:p>
      <text:p text:style-name="P20"/>
      <text:p text:style-name="P21"><text:tab/><text:span text:style-name="T39">This Agreement shall be effective immediately upon signing and shall remain in effect for a period of three (3) years subject to termination at any time by any of the parties upon thirty (30) days written notice to </text:span><text:span text:style-name="T57">the </text:span><text:span text:style-name="T39">other party.</text:span></text:p>
      <text:p text:style-name="P21"/>
      <text:p text:style-name="P21"/>
      <text:p text:style-name="P22"><text:tab/><text:span text:style-name="T40">IN WITNESS WHEREOF, the parties hereto have signed this Agreement on the </text:span><text:span text:style-name="T46">______</text:span><text:span text:style-name="T43"> </text:span><text:span text:style-name="T42">day of </text:span><text:span text:style-name="T45">___</text:span><text:span text:style-name="T44">_________________ 2023 in </text:span><text:span text:style-name="T45">___</text:span><text:span text:style-name="T44">_________________.</text:span></text:p>
      <text:p text:style-name="P42"/>
      <text:p text:style-name="P42"/>
      <text:p text:style-name="P23"/>
      <text:p text:style-name="P23"/>
      <text:p text:style-name="P23"/>
      <table:table table:name="Table1" table:style-name="Table1">
        <table:table-column table:style-name="Table1.A"/>
        <table:table-column table:style-name="Table1.B"/>
        <table:table-row>
          <table:table-cell table:style-name="Table1.A1" office:value-type="string">
            <text:p text:style-name="P24"><text:span text:style-name="T44">P</text:span><text:span text:style-name="T41">hilippine National IT Standards</text:span></text:p>
            <text:p text:style-name="P24">Foundation, Inc.</text:p>
          </table:table-cell>
          <table:table-cell table:style-name="Table1.A1" office:value-type="string">
            <text:p text:style-name="P44">Usbong I.T. Solutions</text:p>
          </table:table-cell>
        </table:table-row>
        <table:table-row>
          <table:table-cell table:style-name="Table1.A1" office:value-type="string">
            <text:p text:style-name="P34"/>
            <text:p text:style-name="P34"/>
            <text:p text:style-name="P34"/>
            <text:p text:style-name="P25">_________<text:span text:style-name="T47">_____</text:span>_________________</text:p>
            <text:p text:style-name="P26">AKOL, <text:span text:style-name="T48">Ma. Corazon M.</text:span></text:p>
            <text:p text:style-name="P26">President</text:p>
          </table:table-cell>
          <table:table-cell table:style-name="Table1.A1" office:value-type="string">
            <text:p text:style-name="P34"/>
            <text:p text:style-name="P34"/>
            <text:p text:style-name="P34"/>
            <text:p text:style-name="P25">_________<text:span text:style-name="T47">_____</text:span>_________________</text:p>
            <text:p text:style-name="P28">SYSON, Michael B.</text:p>
            <text:p text:style-name="P28">Owner</text:p>
          </table:table-cell>
        </table:table-row>
      </table:table>
      <text:p text:style-name="P23"/>
      <text:p text:style-name="P23"/>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29">ACKNOWLEDGMENT</text:p>
      <text:p text:style-name="P29"/>
      <text:p text:style-name="P29"/>
      <text:p text:style-name="P29"/>
      <text:p text:style-name="P29"/>
      <text:p text:style-name="P30">Republic of the Philippines )</text:p>
      <text:p text:style-name="P30">City of Marikina <text:s text:c="17"/>) S.S.</text:p>
      <text:p text:style-name="P30"/>
      <text:p text:style-name="P30"/>
      <text:p text:style-name="P30"/>
      <text:p text:style-name="P30"/>
      <text:p text:style-name="P30"/>
      <text:p text:style-name="P30"><text:tab/><text:span text:style-name="T49">BEFORE ME</text:span><text:span text:style-name="T52">, a Notary Public for and in the above jurisdiction, this _______________ day of ____________________personally appeared:</text:span></text:p>
      <text:p text:style-name="P30"/>
      <text:p text:style-name="P30"/>
      <text:p text:style-name="P30"/>
      <text:p text:style-name="P30"/>
      <table:table table:name="Table2" table:style-name="Table2">
        <table:table-column table:style-name="Table2.A" table:number-columns-repeated="3"/>
        <table:table-row>
          <table:table-cell table:style-name="Table2.A1" office:value-type="string">
            <text:p text:style-name="P35">Name</text:p>
          </table:table-cell>
          <table:table-cell table:style-name="Table2.A1" office:value-type="string">
            <text:p text:style-name="P35">Evidence of Identity</text:p>
          </table:table-cell>
          <table:table-cell table:style-name="Table2.A1" office:value-type="string">
            <text:p text:style-name="P36">Identification</text:p>
          </table:table-cell>
        </table:table-row>
        <table:table-row>
          <table:table-cell table:style-name="Table2.A2" office:value-type="string">
            <text:p text:style-name="P37"/>
            <text:p text:style-name="P37">AKOL, Ma. Corazon M.</text:p>
            <text:p text:style-name="P37"/>
          </table:table-cell>
          <table:table-cell table:style-name="Table2.A2" office:value-type="string">
            <text:p text:style-name="P37"/>
          </table:table-cell>
          <table:table-cell table:style-name="Table2.A2" office:value-type="string">
            <text:p text:style-name="P34"/>
          </table:table-cell>
        </table:table-row>
        <table:table-row>
          <table:table-cell table:style-name="Table2.A2" office:value-type="string">
            <text:p text:style-name="P34"/>
            <text:p text:style-name="P37">SYSON, Michael B.</text:p>
          </table:table-cell>
          <table:table-cell table:style-name="Table2.A2" office:value-type="string">
            <text:p text:style-name="P37"/>
            <text:p text:style-name="P37">Unified Multi-Purpose ID</text:p>
          </table:table-cell>
          <table:table-cell table:style-name="Table2.A2" office:value-type="string">
            <text:p text:style-name="P37"/>
            <text:p text:style-name="P37"/>
            <text:p text:style-name="P37"/>
          </table:table-cell>
        </table:table-row>
      </table:table>
      <text:p text:style-name="P30"/>
      <text:p text:style-name="P30"/>
      <text:p text:style-name="P32"><text:span text:style-name="T52">k</text:span><text:span text:style-name="T51">nown to me and known to be the same persons who executed the foregoing Agreement and which they acknowledged before me to be their voluntary deed and to the best of their knowledge and belief, true and correct consisting of four (4) pages including the page on which this Acknowledgment is written, signed by the parties on every page hereof and sealed with my notarial seal.</text:span></text:p>
      <text:p text:style-name="P31"/>
      <text:p text:style-name="P31"/>
      <text:p text:style-name="P31"/>
      <text:p text:style-name="P31"><text:span text:style-name="T51"><text:tab/></text:span><text:span text:style-name="T50">IN WITNESS WHEREOF</text:span><text:span text:style-name="T54">, </text:span><text:span text:style-name="T55">I have hereunto set my signature on the date and place first above written.</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ext:span text:style-name="T55">D</text:span><text:span text:style-name="T53">oc. No. <text:s/>________;</text:span></text:p>
      <text:p text:style-name="P47">Page No. <text:s/>________;</text:p>
      <text:p text:style-name="P47">Book No. ________;</text:p>
      <text:p text:style-name="P47">Series of 2023.</text:p>
      <text:p text:style-name="P30"/>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0T13:56:49.630000000</meta:creation-date>
    <meta:generator>LibreOffice/7.5.2.2$Windows_X86_64 LibreOffice_project/53bb9681a964705cf672590721dbc85eb4d0c3a2</meta:generator>
    <dc:date>2023-05-31T09:52:45.575000000</dc:date>
    <meta:editing-duration>PT1H32M14S</meta:editing-duration>
    <meta:editing-cycles>130</meta:editing-cycles>
    <meta:document-statistic meta:table-count="2" meta:image-count="0" meta:object-count="0" meta:page-count="4" meta:paragraph-count="60" meta:word-count="803" meta:character-count="5427" meta:non-whitespace-character-count="4653"/>
  </office:meta>
</office:document-meta>
</file>